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99ff" draw:textarea-horizontal-align="justify" draw:textarea-vertical-align="top" draw:auto-grow-height="false"/>
    </style:style>
    <style:style style:name="gr2" style:family="graphic" style:parent-style-name="standard">
      <style:graphic-properties draw:fill-color="#0099ff" draw:textarea-horizontal-align="justify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.033cm" svg:height="6.858cm" svg:x="8.239cm" svg:y="1.889cm">
          <text:p text:style-name="P1"><text:span text:style-name="T1">Temporary storage (memory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033cm" svg:height="6.858cm" svg:x="8.112cm" svg:y="13.7cm">
          <text:p text:style-name="P1"><text:span text:style-name="T1">Persistent 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3.589cm" svg:x="19.288cm" svg:y="5.572cm">
          <text:p text:style-name="P1"><text:span text:style-name="T1">Outpu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3.589cm" svg:x="1.381cm" svg:y="5.445cm">
          <text:p text:style-name="P1"><text:span text:style-name="T1">Inpu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91cm" svg:height="2.286cm" svg:x="2.143cm" svg:y="11.414cm">
          <text:p text:style-name="P2">Keyboard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2" xml:id="id3" draw:id="id3" draw:layer="layout" svg:width="4.191cm" svg:height="2.286cm" svg:x="2.044cm" svg:y="11.414cm">
          <text:p text:style-name="P2">Keyboard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2" xml:id="id1" draw:id="id1" draw:layer="layout" svg:width="4.191cm" svg:height="2.286cm" svg:x="2.016cm" svg:y="8.112cm">
          <text:p text:style-name="P2">Mous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2" xml:id="id2" draw:id="id2" draw:layer="layout" svg:width="6.35cm" svg:height="3.683cm" svg:x="9.89cm" svg:y="9.382cm">
          <text:p text:style-name="P2">CPU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6" draw:id="id6" draw:layer="layout" svg:width="5.207cm" svg:height="2.794cm" svg:x="19.669cm" svg:y="9.849cm">
          <text:p text:style-name="P2">Displa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xml:id="id4" draw:id="id4" draw:layer="layout" svg:width="4.064cm" svg:height="3.683cm" svg:x="11.049cm" svg:y="14.843cm">
          <text:p text:style-name="P2">Hard driv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5" draw:id="id5" draw:layer="layout" svg:width="4.064cm" svg:height="2.159cm" svg:x="11.033cm" svg:y="5.318cm">
          <text:p text:style-name="P2">R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svg:x1="6.207cm" svg:y1="9.255cm" svg:x2="9.89cm" svg:y2="11.223cm" draw:start-shape="id1" draw:start-glue-point="7" draw:end-shape="id2" draw:end-glue-point="3" svg:d="m6207 9255h1842v1968h1841">
          <text:p/>
        </draw:connector>
        <draw:connector draw:style-name="gr4" draw:text-style-name="P2" draw:layer="layout" svg:x1="6.235cm" svg:y1="12.557cm" svg:x2="9.89cm" svg:y2="11.223cm" draw:start-shape="id3" draw:start-glue-point="7" draw:end-shape="id2" svg:d="m6235 12557h1828v-1334h1827">
          <text:p/>
        </draw:connector>
        <draw:connector draw:style-name="gr5" draw:text-style-name="P2" draw:layer="layout" draw:type="line" svg:x1="13.081cm" svg:y1="14.843cm" svg:x2="13.065cm" svg:y2="13.065cm" draw:start-shape="id4" draw:start-glue-point="5" draw:end-shape="id2" svg:d="m13081 14843-16-1778">
          <text:p/>
        </draw:connector>
        <draw:connector draw:style-name="gr5" draw:text-style-name="P2" draw:layer="layout" draw:type="line" svg:x1="13.065cm" svg:y1="9.382cm" svg:x2="13.065cm" svg:y2="7.477cm" draw:start-shape="id2" draw:start-glue-point="0" draw:end-shape="id5" draw:end-glue-point="6" svg:d="m13065 9382v-1905">
          <text:p/>
        </draw:connector>
        <draw:connector draw:style-name="gr4" draw:text-style-name="P2" draw:layer="layout" svg:x1="16.24cm" svg:y1="11.223cm" svg:x2="19.669cm" svg:y2="11.246cm" draw:start-shape="id2" draw:start-glue-point="1" draw:end-shape="id6" draw:end-glue-point="5" svg:d="m16240 11223h1715v23h1714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6T00:43:15.12</meta:creation-date>
    <dc:date>2011-11-06T00:52:21.33</dc:date>
    <meta:editing-duration>PT9M13S</meta:editing-duration>
    <meta:editing-cycles>1</meta:editing-cycles>
    <meta:document-statistic meta:object-count="16"/>
    <meta:generator>LibreOffice/3.4$Win32 LibreOffice_project/340m1$Build-302</meta:generator>
  </office:meta>
</office:document-meta>
</file>